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28c" officeooo:paragraph-rsid="000982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daw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20:43:22.755030682</meta:creation-date>
    <dc:date>2022-03-06T20:43:36.211167978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4.7.2$Linux_X86_64 LibreOffice_project/40$Build-2</meta:generator>
  </office:meta>
</office:document-meta>
</file>